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a933" draw:marker-start-width="0.359cm" draw:marker-end-width="0.359cm" draw:fill-color="#ffffff" draw:textarea-horizontal-align="justify" draw:textarea-vertical-align="middle" draw:auto-grow-height="false" fo:min-height="13.12cm" fo:min-width="12.92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392cm" fo:min-width="7.80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808080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svg:stroke-width="0.106cm" svg:stroke-color="#ff00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svg:stroke-color="#000000" draw:fill="solid" draw:fill-color="#000000" draw:opacity="100%" draw:opacity-name="" draw:textarea-horizontal-align="justify" draw:textarea-vertical-align="middle" draw:auto-grow-height="false" fo:min-height="0.258cm" fo:min-width="0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solid" draw:fill-color="#000000" draw:opacity="100%"/>
      <style:paragraph-properties fo:text-align="center"/>
      <style:text-properties fo:color="#000000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18.982cm" svg:height="18.90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61cm" svg:height="13.924cm" svg:x="2.224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3.873cm" svg:y1="3.834cm" svg:x2="13.309cm" svg:y2="19.444cm">
          <text:p/>
        </draw:line>
        <draw:line draw:style-name="gr4" draw:text-style-name="P2" draw:layer="layout" svg:x1="17.256cm" svg:y1="3.87cm" svg:x2="7.82cm" svg:y2="19.48cm">
          <text:p/>
        </draw:line>
        <draw:line draw:style-name="gr4" draw:text-style-name="P2" draw:layer="layout" svg:x1="1.327cm" svg:y1="8.072cm" svg:x2="19.624cm" svg:y2="7.964cm">
          <text:p/>
        </draw:line>
        <draw:line draw:style-name="gr5" draw:text-style-name="P2" draw:layer="layout" svg:x1="2.26cm" svg:y1="14.888cm" svg:x2="14.709cm" svg:y2="8.036cm">
          <text:p/>
        </draw:line>
        <draw:line draw:style-name="gr6" draw:text-style-name="P2" draw:layer="layout" svg:x1="6.421cm" svg:y1="8.036cm" svg:x2="18.834cm" svg:y2="14.888cm">
          <text:p/>
        </draw:line>
        <draw:custom-shape draw:style-name="gr7" draw:text-style-name="P3" draw:layer="layout" svg:width="0.718cm" svg:height="0.718cm" svg:x="1.793cm" svg:y="14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718cm" svg:height="0.718cm" svg:x="18.404cm" svg:y="1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718cm" svg:height="0.718cm" svg:x="5.991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718cm" svg:height="0.718cm" svg:x="14.35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8.037cm" svg:y="1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12.27cm" svg:y="11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0.475cm" svg:y1="1cm" svg:x2="10.583cm" svg:y2="14.924cm">
          <text:p/>
        </draw:line>
        <draw:custom-shape draw:style-name="gr9" draw:text-style-name="P1" draw:layer="layout" svg:width="0.718cm" svg:height="0.718cm" svg:x="10.153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718cm" svg:height="0.718cm" svg:x="10.153cm" svg:y="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18cm" svg:height="0.718cm" svg:x="10.154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3.518cm" svg:y="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1cm" svg:y="7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19.282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16.844cm" svg:y="3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13.006cm" svg:y="1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18cm" svg:height="0.718cm" svg:x="7.446cm" svg:y="1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718cm" svg:height="0.718cm" svg:x="10.176cm" svg:y="9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5T12:19:10.354000000</meta:creation-date>
    <dc:date>2021-01-13T00:03:58.522000000</dc:date>
    <meta:editing-duration>PT2H4M24S</meta:editing-duration>
    <meta:editing-cycles>2</meta:editing-cycles>
    <meta:generator>LibreOffice/6.3.5.2$Windows_X86_64 LibreOffice_project/dd0751754f11728f69b42ee2af66670068624673</meta:generator>
    <meta:document-statistic meta:object-count="24"/>
  </office:meta>
</office:document-meta>
</file>